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38b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638b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5154c4" officeooo:paragraph-rsid="000638be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0638be"/>
    </style:style>
    <style:style style:name="P5" style:family="paragraph" style:parent-style-name="Standard">
      <style:paragraph-properties fo:text-align="center" style:justify-single-word="false"/>
      <style:text-properties fo:font-size="44pt" officeooo:rsid="0011fb96" officeooo:paragraph-rsid="000638be" style:font-size-asian="44pt" style:font-size-complex="44pt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officeooo:rsid="0011fb96" officeooo:paragraph-rsid="000638be" style:font-weight-asian="bold" style:font-weight-complex="bold"/>
    </style:style>
    <style:style style:name="T1" style:family="text">
      <style:text-properties fo:font-weight="bold" officeooo:rsid="0011fb96" style:font-weight-asian="bold" style:font-weight-complex="bold"/>
    </style:style>
    <style:style style:name="T2" style:family="text">
      <style:text-properties fo:font-weight="bold" officeooo:rsid="00046537" style:font-weight-asian="bold" style:font-weight-complex="bold"/>
    </style:style>
    <style:style style:name="T3" style:family="text">
      <style:text-properties fo:font-weight="bold" officeooo:rsid="000855a5" style:font-weight-asian="bold" style:font-weight-complex="bold"/>
    </style:style>
    <style:style style:name="T4" style:family="text">
      <style:text-properties officeooo:rsid="0003cf7f"/>
    </style:style>
    <style:style style:name="T5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4pt" officeooo:rsid="000855a5" style:font-size-asian="44pt" style:font-size-complex="44pt"/>
    </style:style>
    <style:style style:name="T9" style:family="text">
      <style:text-properties fo:font-size="44pt" officeooo:rsid="0009be81" style:font-size-asian="44pt" style:font-size-complex="4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RORAIMA</text:p>
      <text:p text:style-name="P2">DISCIPLINA <text:span text:style-name="T4">CONSTRUÇÃO DE</text:span> <text:span text:style-name="T4">COMPILADORES</text:span></text:p>
      <text:p text:style-name="P1"><text:span text:style-name="T5">PROF.: </text:span><text:span text:style-name="T6">DR.</text:span><text:span text:style-name="T5"> </text:span><text:span text:style-name="T6">LUCIANO FERREIRA</text:span></text:p>
      <text:p text:style-name="P2">ALUNO: FELIPE DERKIAN DE SOUSA FREITA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span text:style-name="T7">LISTA </text:span><text:span text:style-name="T9">6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BOA VISTA, </text:span><text:span text:style-name="T3">09</text:span><text:span text:style-name="T1"> DE </text:span><text:span text:style-name="T2">OUTUBRO</text:span><text:span text:style-name="T1"> DE 2020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6S</meta:editing-duration>
    <meta:editing-cycles>9</meta:editing-cycles>
    <meta:generator>LibreOffice/5.3.5.2$Windows_x86 LibreOffice_project/50d9bf2b0a79cdb85a3814b592608037a682059d</meta:generator>
    <dc:date>2020-10-09T23:16:51.793000000</dc:date>
    <meta:document-statistic meta:table-count="0" meta:image-count="0" meta:object-count="0" meta:page-count="3" meta:paragraph-count="6" meta:word-count="27" meta:character-count="172" meta:non-whitespace-character-count="151"/>
    <meta:user-defined meta:name="Info 1"/>
    <meta:user-defined meta:name="Info 2"/>
    <meta:user-defined meta:name="Info 3"/>
    <meta:user-defined meta:name="Info 4"/>
  </office:meta>
</office:document-meta>
</file>